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26262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6.96504311887864">
            <text:p>6.9650431189</text:p>
          </table:table-cell>
          <table:table-cell office:value-type="float" office:value="0.0309247031765164">
            <text:p>0.0309247032</text:p>
          </table:table-cell>
          <table:table-cell table:number-columns-repeated="5"/>
          <table:table-cell table:style-name="ce1" office:value-type="string">
            <text:p>#%E3</text:p>
          </table:table-cell>
          <table:table-cell office:value-type="float" office:value="5.18436398979338">
            <text:p>5.1843639898</text:p>
          </table:table-cell>
          <table:table-cell office:value-type="string">
            <text:p>Ottone</text:p>
          </table:table-cell>
          <table:table-cell table:number-columns-repeated="2"/>
          <table:table-cell table:formula="of:=(0.0005^2/4)" office:value-type="float" office:value="0.0000000625">
            <text:p>6.25E-008</text:p>
          </table:table-cell>
        </table:table-row>
        <table:table-row table:style-name="ro1">
          <table:table-cell/>
          <table:table-cell office:value-type="float" office:value="6.98009252738489">
            <text:p>6.9800925274</text:p>
          </table:table-cell>
          <table:table-cell office:value-type="float" office:value="0.0381502469618036">
            <text:p>0.038150247</text:p>
          </table:table-cell>
          <table:table-cell table:number-columns-repeated="5"/>
          <table:table-cell table:style-name="ce1" office:value-type="string">
            <text:p>#%ERR_E3</text:p>
          </table:table-cell>
          <table:table-cell office:value-type="float" office:value="0.0129817798787139">
            <text:p>0.0129817799</text:p>
          </table:table-cell>
          <table:table-cell/>
          <table:table-cell table:formula="of:=1/([.J3]*[.N3])" office:value-type="float" office:value="3086203.05817641">
            <text:p>3086203.0581764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76664376697682">
            <text:p>4.766643767</text:p>
          </table:table-cell>
          <table:table-cell office:value-type="float" office:value="0.0250656266056032">
            <text:p>0.0250656266</text:p>
          </table:table-cell>
          <table:table-cell table:number-columns-repeated="5"/>
          <table:table-cell table:style-name="ce1" office:value-type="string">
            <text:p>#%E3_ritorno</text:p>
          </table:table-cell>
          <table:table-cell office:value-type="float" office:value="5.19129601775153">
            <text:p>5.19129601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4646140835764">
            <text:p>4.7464614084</text:p>
          </table:table-cell>
          <table:table-cell office:value-type="float" office:value="0.0169320622949162">
            <text:p>0.0169320623</text:p>
          </table:table-cell>
          <table:table-cell table:number-columns-repeated="5"/>
          <table:table-cell table:style-name="ce1" office:value-type="string">
            <text:p>#%ERR_E3_ritorno</text:p>
          </table:table-cell>
          <table:table-cell office:value-type="float" office:value="0.0143078721525871">
            <text:p>0.0143078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1259086359153">
            <text:p>3.9125908636</text:p>
          </table:table-cell>
          <table:table-cell office:value-type="float" office:value="0.00987732686648944">
            <text:p>0.0098773269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3.92183446349384">
            <text:p>3.9218344635</text:p>
          </table:table-cell>
          <table:table-cell office:value-type="float" office:value="0.0117728434393252">
            <text:p>0.0117728434</text:p>
          </table:table-cell>
          <table:table-cell table:number-columns-repeated="5"/>
          <table:table-cell table:style-name="ce1" office:value-type="string">
            <text:p>#%E5</text:p>
          </table:table-cell>
          <table:table-cell office:value-type="float" office:value="5.39413914372792">
            <text:p>5.3941391437</text:p>
          </table:table-cell>
          <table:table-cell office:value-type="string">
            <text:p>Tungsten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436398979338">
            <text:p>5.1843639898</text:p>
          </table:table-cell>
          <table:table-cell office:value-type="float" office:value="0.0129817798787139">
            <text:p>0.0129817799</text:p>
          </table:table-cell>
          <table:table-cell table:number-columns-repeated="5"/>
          <table:table-cell table:style-name="ce1" office:value-type="string">
            <text:p>#%ERR_E5</text:p>
          </table:table-cell>
          <table:table-cell office:value-type="float" office:value="0.0148159872453062">
            <text:p>0.01481598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9129601775153">
            <text:p>5.1912960178</text:p>
          </table:table-cell>
          <table:table-cell office:value-type="float" office:value="0.0143078721525871">
            <text:p>0.0143078722</text:p>
          </table:table-cell>
          <table:table-cell table:number-columns-repeated="5"/>
          <table:table-cell table:style-name="ce1" office:value-type="string">
            <text:p>#%E5_ritorno</text:p>
          </table:table-cell>
          <table:table-cell office:value-type="float" office:value="5.31560751873617">
            <text:p>5.31560751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9413914372792">
            <text:p>5.3941391437</text:p>
          </table:table-cell>
          <table:table-cell office:value-type="float" office:value="0.0148159872453062">
            <text:p>0.0148159872</text:p>
          </table:table-cell>
          <table:table-cell table:number-columns-repeated="5"/>
          <table:table-cell table:style-name="ce1" office:value-type="string">
            <text:p>#%ERR_E5_ritorno</text:p>
          </table:table-cell>
          <table:table-cell office:value-type="float" office:value="0.0825033158833009">
            <text:p>0.0825033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1560751873617">
            <text:p>5.3156075187</text:p>
          </table:table-cell>
          <table:table-cell office:value-type="float" office:value="0.0825033158833009">
            <text:p>0.08250331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47254766407479">
            <text:p>4.4725476641</text:p>
          </table:table-cell>
          <table:table-cell office:value-type="float" office:value="0.0153204644390845">
            <text:p>0.0153204644</text:p>
          </table:table-cell>
          <table:table-cell table:number-columns-repeated="5"/>
          <table:table-cell office:value-type="string">
            <text:p>#%E13</text:p>
          </table:table-cell>
          <table:table-cell office:value-type="float" office:value="6.96504311887864">
            <text:p>6.9650431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9111281223576">
            <text:p>4.4911128122</text:p>
          </table:table-cell>
          <table:table-cell office:value-type="float" office:value="0.0237828290956587">
            <text:p>0.0237828291</text:p>
          </table:table-cell>
          <table:table-cell table:number-columns-repeated="5"/>
          <table:table-cell office:value-type="string">
            <text:p>#%ERR_E13</text:p>
          </table:table-cell>
          <table:table-cell office:value-type="float" office:value="0.0309247031765164">
            <text:p>0.030924703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13_ritorno</text:p>
          </table:table-cell>
          <table:table-cell office:value-type="float" office:value="6.98009252738489">
            <text:p>6.9800925274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RR_E13_ritorno</text:p>
          </table:table-cell>
          <table:table-cell office:value-type="float" office:value="0.0381502469618036">
            <text:p>0.03815024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8"/>
          <table:table-cell table:style-name="ce1" office:value-type="string">
            <text:p>#%E16</text:p>
          </table:table-cell>
          <table:table-cell office:value-type="float" office:value="4.76664376697682">
            <text:p>4.766643767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string">
            <text:p>#%ERR_E16</text:p>
          </table:table-cell>
          <table:table-cell office:value-type="float" office:value="0.0250656266056032">
            <text:p>0.0250656266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13_ritorno</text:p>
          </table:table-cell>
          <table:table-cell office:value-type="float" office:value="4.74646140835764">
            <text:p>4.7464614084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RR_E16_ritorno</text:p>
          </table:table-cell>
          <table:table-cell office:value-type="float" office:value="0.0169320622949162">
            <text:p>0.016932062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/>
          <table:table-cell table:number-columns-repeated="5"/>
        </table:table-row>
        <table:table-row table:style-name="ro1">
          <table:table-cell table:number-columns-repeated="8"/>
          <table:table-cell table:style-name="ce1" office:value-type="string">
            <text:p>#%E17</text:p>
          </table:table-cell>
          <table:table-cell office:value-type="float" office:value="3.91259086359153">
            <text:p>3.912590863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string">
            <text:p>#%ERR_E17</text:p>
          </table:table-cell>
          <table:table-cell office:value-type="float" office:value="0.00987732686648944">
            <text:p>0.0098773269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17_ritorno</text:p>
          </table:table-cell>
          <table:table-cell office:value-type="float" office:value="3.92183446349384">
            <text:p>3.9218344635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>
            <text:p>#%ERR_E17_ritorno</text:p>
          </table:table-cell>
          <table:table-cell office:value-type="float" office:value="0.0117728434393252">
            <text:p>0.011772843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#%E8</text:p>
          </table:table-cell>
          <table:table-cell office:value-type="float" office:value="4.47254766407479">
            <text:p>4.472547664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#%ERR_E8</text:p>
          </table:table-cell>
          <table:table-cell office:value-type="float" office:value="0.0153204644390845">
            <text:p>0.015320464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#%E8_ritorno</text:p>
          </table:table-cell>
          <table:table-cell office:value-type="float" office:value="4.49111281223576">
            <text:p>4.49111281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#%ERR_E8_ritorno</text:p>
          </table:table-cell>
          <table:table-cell office:value-type="float" office:value="0.0237828290956587">
            <text:p>0.0237828291</text:p>
          </table:table-cell>
          <table:table-cell table:number-columns-repeated="4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7:59:02</meta:creation-date>
    <dc:date>2014-03-25T18:09:14</dc:date>
    <meta:editing-duration>PT3M43S</meta:editing-duration>
    <meta:editing-cycles>2</meta:editing-cycles>
    <meta:generator>LibreOffice/3.5$Linux_X86_64 LibreOffice_project/350m1$Build-2</meta:generator>
    <meta:document-statistic meta:table-count="3" meta:cell-count="76" meta:object-count="0"/>
  </office:meta>
</office:document-meta>
</file>